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LeastXNumberOfInvocationsCheckerTest.shouldMarkActualInvocationsAsVerified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LeastXNumberOfInvocationsCheckerTest.shouldReportTooFewInvocations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tLeastXNumberOfInvocationsCheckerTest.shouldReportTooFew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tLeastXNumberOfInvocationsCheckerTest.shouldMarkActualInvocationsAsVer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